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8d7a4f" fo:background-color="#ffff00" style:font-size-asian="10.5pt"/>
    </style:style>
    <style:style style:name="P3" style:family="paragraph" style:parent-style-name="Absatz_20__28_folgende_29_">
      <style:text-properties style:font-name="Times New Roman" fo:font-size="10pt" fo:language="de" fo:country="DE" officeooo:rsid="001f54ab" officeooo:paragraph-rsid="002daf3a" style:font-size-asian="10.5pt"/>
    </style:style>
    <style:style style:name="P4" style:family="paragraph" style:parent-style-name="Absatz_20__28_folgende_29_">
      <style:text-properties officeooo:paragraph-rsid="001f54ab" fo:background-color="#ffff00"/>
    </style:style>
    <style:style style:name="P5" style:family="paragraph" style:parent-style-name="Absatz_20__28_folgende_29_">
      <style:text-properties officeooo:rsid="001f54ab" officeooo:paragraph-rsid="001f54ab" fo:background-color="#ffff00"/>
    </style:style>
    <style:style style:name="P6" style:family="paragraph" style:parent-style-name="Absatz_20__28_folgende_29_">
      <style:text-properties officeooo:paragraph-rsid="0024817d"/>
    </style:style>
    <style:style style:name="P7" style:family="paragraph" style:parent-style-name="Absatz_20__28_folgende_29_">
      <style:text-properties officeooo:paragraph-rsid="00379ee4"/>
    </style:style>
    <style:style style:name="P8" style:family="paragraph" style:parent-style-name="Absatz_20__28_folgende_29_">
      <style:text-properties officeooo:paragraph-rsid="00393adc"/>
    </style:style>
    <style:style style:name="P9" style:family="paragraph" style:parent-style-name="Absatz_20__28_folgende_29_">
      <style:text-properties officeooo:rsid="001f54ab"/>
    </style:style>
    <style:style style:name="P10" style:family="paragraph" style:parent-style-name="Absatz_20__28_folgende_29_">
      <style:text-properties officeooo:rsid="001f54ab" officeooo:paragraph-rsid="001f54ab"/>
    </style:style>
    <style:style style:name="P11" style:family="paragraph" style:parent-style-name="Absatz_20__28_folgende_29_">
      <style:text-properties officeooo:rsid="001f54ab" officeooo:paragraph-rsid="006d5fee"/>
    </style:style>
    <style:style style:name="P12" style:family="paragraph" style:parent-style-name="Absatz_20__28_folgende_29_">
      <style:text-properties officeooo:rsid="001f54ab" officeooo:paragraph-rsid="0072e8f1"/>
    </style:style>
    <style:style style:name="P13" style:family="paragraph" style:parent-style-name="Absatz_20__28_folgende_29_">
      <style:text-properties officeooo:rsid="001f54ab" officeooo:paragraph-rsid="0074ac4b"/>
    </style:style>
    <style:style style:name="P14"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5" style:family="paragraph" style:parent-style-name="Absatz_20__28_folgende_29_">
      <style:text-properties officeooo:paragraph-rsid="00643251"/>
    </style:style>
    <style:style style:name="P16" style:family="paragraph" style:parent-style-name="Absatz_20__28_folgende_29_">
      <style:text-properties officeooo:rsid="0074f9bc" officeooo:paragraph-rsid="0074ac4b"/>
    </style:style>
    <style:style style:name="P17"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8"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9" style:family="paragraph" style:parent-style-name="Absatz_20__28_folgende_29_">
      <style:paragraph-properties fo:margin-left="0cm" fo:margin-right="8.999cm" fo:text-indent="0cm" style:auto-text-indent="false"/>
      <style:text-properties officeooo:rsid="00371882"/>
    </style:style>
    <style:style style:name="P20" style:family="paragraph" style:parent-style-name="Absatz_20__28_folgende_29_">
      <style:paragraph-properties fo:margin-left="0cm" fo:margin-right="8.999cm" fo:text-indent="0cm" style:auto-text-indent="false"/>
      <style:text-properties officeooo:rsid="00371882" officeooo:paragraph-rsid="00371882"/>
    </style:style>
    <style:style style:name="P21" style:family="paragraph" style:parent-style-name="Absatz_20__28_folgende_29_">
      <style:paragraph-properties fo:margin-left="0cm" fo:margin-right="8.999cm" fo:text-indent="0cm" style:auto-text-indent="false"/>
      <style:text-properties officeooo:rsid="001f54ab" officeooo:paragraph-rsid="001f54ab"/>
    </style:style>
    <style:style style:name="P22" style:family="paragraph" style:parent-style-name="Absatz_20__28_folgende_29_">
      <style:paragraph-properties fo:margin-left="0cm" fo:margin-right="8.999cm" fo:text-indent="0cm" style:auto-text-indent="false"/>
      <style:text-properties officeooo:rsid="001f54ab" officeooo:paragraph-rsid="006d5fee"/>
    </style:style>
    <style:style style:name="P23" style:family="paragraph" style:parent-style-name="Absatz_20__28_folgende_29_">
      <style:paragraph-properties fo:margin-left="0cm" fo:margin-right="8.999cm" fo:text-indent="0cm" style:auto-text-indent="false"/>
      <style:text-properties officeooo:rsid="001f54ab" officeooo:paragraph-rsid="0072e8f1"/>
    </style:style>
    <style:style style:name="P24" style:family="paragraph" style:parent-style-name="Absatz_20__28_folgende_29_">
      <style:paragraph-properties fo:margin-left="0cm" fo:margin-right="8.999cm" fo:text-indent="0cm" style:auto-text-indent="false"/>
      <style:text-properties officeooo:rsid="001f54ab" officeooo:paragraph-rsid="0074f9bc"/>
    </style:style>
    <style:style style:name="P25" style:family="paragraph" style:parent-style-name="Absatz_20__28_folgende_29_">
      <style:paragraph-properties fo:margin-left="0cm" fo:margin-right="8.999cm" fo:text-indent="0cm" style:auto-text-indent="false"/>
      <style:text-properties officeooo:rsid="001f54ab" officeooo:paragraph-rsid="0076edf2"/>
    </style:style>
    <style:style style:name="P26" style:family="paragraph" style:parent-style-name="Absatz_20__28_folgende_29_">
      <style:paragraph-properties fo:margin-left="0cm" fo:margin-right="8.999cm" fo:text-indent="0cm" style:auto-text-indent="false"/>
      <style:text-properties officeooo:rsid="001f54ab" officeooo:paragraph-rsid="00643251"/>
    </style:style>
    <style:style style:name="P27" style:family="paragraph" style:parent-style-name="Absatz_20__28_folgende_29_">
      <style:paragraph-properties fo:margin-left="0cm" fo:margin-right="8.999cm" fo:text-indent="0cm" style:auto-text-indent="false"/>
      <style:text-properties officeooo:rsid="0030bcf2" officeooo:paragraph-rsid="00643251"/>
    </style:style>
    <style:style style:name="P28" style:family="paragraph" style:parent-style-name="Absatz_20__28_folgende_29_">
      <style:paragraph-properties fo:margin-left="0cm" fo:margin-right="8.999cm" fo:text-indent="0cm" style:auto-text-indent="false"/>
      <style:text-properties officeooo:paragraph-rsid="004fad0a"/>
    </style:style>
    <style:style style:name="P29"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30" style:family="paragraph" style:parent-style-name="Absatz_20__28_folgende_29_">
      <style:paragraph-properties fo:margin-left="0cm" fo:margin-right="8.999cm" fo:text-indent="0cm" style:auto-text-indent="false"/>
      <style:text-properties officeooo:paragraph-rsid="00643251" fo:background-color="transparent"/>
    </style:style>
    <style:style style:name="P31" style:family="paragraph" style:parent-style-name="Absatz_20__28_folgende_29_">
      <style:paragraph-properties fo:margin-left="0cm" fo:margin-right="8.999cm" fo:text-indent="0cm" style:auto-text-indent="false"/>
      <style:text-properties officeooo:paragraph-rsid="00643251"/>
    </style:style>
    <style:style style:name="P32" style:family="paragraph" style:parent-style-name="Absatz_20__28_folgende_29_">
      <style:paragraph-properties fo:margin-left="0cm" fo:margin-right="8.999cm" fo:text-indent="0cm" style:auto-text-indent="false"/>
      <style:text-properties officeooo:rsid="0072e8f1" officeooo:paragraph-rsid="0072e8f1"/>
    </style:style>
    <style:style style:name="P33"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34" style:family="paragraph" style:parent-style-name="Absatz_20__28_folgende_29_">
      <style:paragraph-properties fo:margin-left="0cm" fo:margin-right="8.999cm" fo:text-indent="0cm" style:auto-text-indent="false"/>
      <style:text-properties officeooo:rsid="0074f9bc" officeooo:paragraph-rsid="0074ac4b"/>
    </style:style>
    <style:style style:name="P35" style:family="paragraph" style:parent-style-name="Absatz_20__28_folgende_29_">
      <style:paragraph-properties fo:margin-left="0cm" fo:margin-right="8.999cm" fo:text-indent="0cm" style:auto-text-indent="false"/>
      <style:text-properties officeooo:paragraph-rsid="00815fed"/>
    </style:style>
    <style:style style:name="P36" style:family="paragraph" style:parent-style-name="Sektion">
      <style:paragraph-properties fo:margin-left="0cm" fo:margin-right="8.999cm" fo:text-indent="0cm" style:auto-text-indent="false"/>
      <style:text-properties officeooo:rsid="001f54ab" officeooo:paragraph-rsid="001f54ab"/>
    </style:style>
    <style:style style:name="P37" style:family="paragraph" style:parent-style-name="Sektion">
      <style:paragraph-properties fo:margin-left="0cm" fo:margin-right="8.999cm" fo:text-indent="0cm" style:auto-text-indent="false"/>
      <style:text-properties officeooo:rsid="001f54ab" officeooo:paragraph-rsid="00643251"/>
    </style:style>
    <style:style style:name="P38" style:family="paragraph" style:parent-style-name="Sektion">
      <style:paragraph-properties fo:margin-left="0cm" fo:margin-right="8.999cm" fo:text-indent="0cm" style:auto-text-indent="false"/>
      <style:text-properties officeooo:paragraph-rsid="001f54ab"/>
    </style:style>
    <style:style style:name="P39" style:family="paragraph" style:parent-style-name="Sektion">
      <style:paragraph-properties fo:margin-left="0cm" fo:margin-right="8.999cm" fo:text-indent="0cm" style:auto-text-indent="false"/>
      <style:text-properties officeooo:rsid="0078e63d" officeooo:paragraph-rsid="0078e63d"/>
    </style:style>
    <style:style style:name="P40"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41" style:family="paragraph" style:parent-style-name="Standard">
      <style:text-properties officeooo:paragraph-rsid="00339670"/>
    </style:style>
    <style:style style:name="P42" style:family="paragraph" style:parent-style-name="Standard">
      <style:text-properties officeooo:paragraph-rsid="00379ee4"/>
    </style:style>
    <style:style style:name="P43" style:family="paragraph" style:parent-style-name="Standard">
      <style:text-properties officeooo:rsid="001f54ab"/>
    </style:style>
    <style:style style:name="P44" style:family="paragraph" style:parent-style-name="Standard">
      <style:text-properties officeooo:rsid="001f54ab" officeooo:paragraph-rsid="00339670"/>
    </style:style>
    <style:style style:name="P45" style:family="paragraph" style:parent-style-name="Standard">
      <style:text-properties officeooo:rsid="001f54ab" officeooo:paragraph-rsid="00379ee4"/>
    </style:style>
    <style:style style:name="P46" style:family="paragraph" style:parent-style-name="Standard">
      <style:text-properties officeooo:rsid="001f54ab" officeooo:paragraph-rsid="0072e8f1"/>
    </style:style>
    <style:style style:name="P47" style:family="paragraph" style:parent-style-name="Standard">
      <style:text-properties officeooo:rsid="001f54ab" officeooo:paragraph-rsid="0069a9d5"/>
    </style:style>
    <style:style style:name="P48" style:family="paragraph" style:parent-style-name="Standard">
      <style:text-properties officeooo:rsid="001f54ab" officeooo:paragraph-rsid="006b5d52"/>
    </style:style>
    <style:style style:name="P49" style:family="paragraph" style:parent-style-name="Standard">
      <style:text-properties officeooo:rsid="00339670" officeooo:paragraph-rsid="00339670"/>
    </style:style>
    <style:style style:name="P50" style:family="paragraph" style:parent-style-name="Standard">
      <style:text-properties officeooo:rsid="00339670" officeooo:paragraph-rsid="003e3ebf"/>
    </style:style>
    <style:style style:name="P51" style:family="paragraph" style:parent-style-name="Standard">
      <style:text-properties officeooo:paragraph-rsid="003fbc89"/>
    </style:style>
    <style:style style:name="P52" style:family="paragraph" style:parent-style-name="Standard">
      <style:text-properties style:font-name="Times New Roman" fo:font-size="10pt" fo:language="de" fo:country="DE" officeooo:rsid="001f54ab" fo:background-color="#ffff00" style:font-size-asian="10.5pt"/>
    </style:style>
    <style:style style:name="P53" style:family="paragraph" style:parent-style-name="Standard">
      <style:text-properties style:font-name="Times New Roman" fo:font-size="10pt" fo:language="de" fo:country="DE" officeooo:rsid="001f54ab" officeooo:paragraph-rsid="004229af" fo:background-color="#ffff00" style:font-size-asian="10.5pt"/>
    </style:style>
    <style:style style:name="P54" style:family="paragraph" style:parent-style-name="Standard">
      <style:text-properties fo:color="#000000" style:font-name="Times New Roman" fo:font-size="10pt" fo:language="de" fo:country="DE" officeooo:rsid="001f54ab" fo:background-color="#ffff00" style:font-size-asian="10.5pt"/>
    </style:style>
    <style:style style:name="P55"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6" style:family="paragraph" style:parent-style-name="Standard">
      <style:text-properties officeooo:paragraph-rsid="0045c5d0"/>
    </style:style>
    <style:style style:name="P57" style:family="paragraph" style:parent-style-name="Standard">
      <style:text-properties fo:background-color="transparent"/>
    </style:style>
    <style:style style:name="P58" style:family="paragraph" style:parent-style-name="Standard">
      <style:text-properties officeooo:paragraph-rsid="006b5d52"/>
    </style:style>
    <style:style style:name="P59" style:family="paragraph" style:parent-style-name="Standard">
      <style:text-properties officeooo:paragraph-rsid="0072e8f1"/>
    </style:style>
    <style:style style:name="P60" style:family="paragraph" style:parent-style-name="Standard">
      <style:text-properties officeooo:rsid="003fbc89" officeooo:paragraph-rsid="003fbc89"/>
    </style:style>
    <style:style style:name="P61" style:family="paragraph" style:parent-style-name="Standard">
      <style:text-properties officeooo:rsid="0041883e" officeooo:paragraph-rsid="0041883e"/>
    </style:style>
    <style:style style:name="P62" style:family="paragraph" style:parent-style-name="Standard">
      <style:text-properties officeooo:rsid="004229af" officeooo:paragraph-rsid="004229af"/>
    </style:style>
    <style:style style:name="P63" style:family="paragraph" style:parent-style-name="Standard">
      <style:text-properties officeooo:paragraph-rsid="008e658a"/>
    </style:style>
    <style:style style:name="P64" style:family="paragraph" style:parent-style-name="Standard">
      <style:text-properties officeooo:paragraph-rsid="008f84b5"/>
    </style:style>
    <style:style style:name="P65" style:family="paragraph" style:parent-style-name="Absatz_20__28_erster_29_">
      <style:text-properties officeooo:paragraph-rsid="001f54ab" fo:background-color="#ffff00"/>
    </style:style>
    <style:style style:name="P66" style:family="paragraph" style:parent-style-name="Absatz_20__28_erster_29_">
      <style:text-properties officeooo:rsid="001f54ab" officeooo:paragraph-rsid="001f54ab" fo:background-color="#ffff00"/>
    </style:style>
    <style:style style:name="P67" style:family="paragraph" style:parent-style-name="Absatz_20__28_erster_29_">
      <style:text-properties officeooo:paragraph-rsid="0022d655"/>
    </style:style>
    <style:style style:name="P68" style:family="paragraph" style:parent-style-name="Absatz_20__28_erster_29_">
      <style:text-properties officeooo:paragraph-rsid="00339670"/>
    </style:style>
    <style:style style:name="P69" style:family="paragraph" style:parent-style-name="Absatz_20__28_erster_29_">
      <style:text-properties officeooo:rsid="001f54ab" officeooo:paragraph-rsid="001f54ab"/>
    </style:style>
    <style:style style:name="P70" style:family="paragraph" style:parent-style-name="Absatz_20__28_erster_29_">
      <style:text-properties officeooo:rsid="001f54ab" officeooo:paragraph-rsid="00339670"/>
    </style:style>
    <style:style style:name="P71" style:family="paragraph" style:parent-style-name="Absatz_20__28_erster_29_">
      <style:text-properties officeooo:rsid="001f54ab" officeooo:paragraph-rsid="0024817d"/>
    </style:style>
    <style:style style:name="P72" style:family="paragraph" style:parent-style-name="Absatz_20__28_erster_29_">
      <style:text-properties officeooo:rsid="001f54ab" officeooo:paragraph-rsid="00898119"/>
    </style:style>
    <style:style style:name="P73"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74" style:family="paragraph" style:parent-style-name="Absatz_20__28_erster_29_">
      <style:text-properties officeooo:paragraph-rsid="00480408"/>
    </style:style>
    <style:style style:name="P75" style:family="paragraph" style:parent-style-name="Sektion">
      <style:text-properties officeooo:rsid="001f54ab" officeooo:paragraph-rsid="001f54ab"/>
    </style:style>
    <style:style style:name="P76" style:family="paragraph" style:parent-style-name="Sektion">
      <style:text-properties officeooo:rsid="0024817d" officeooo:paragraph-rsid="0024817d"/>
    </style:style>
    <style:style style:name="P77" style:family="paragraph" style:parent-style-name="Sektion">
      <style:text-properties officeooo:rsid="00405640" officeooo:paragraph-rsid="00405640"/>
    </style:style>
    <style:style style:name="P78" style:family="paragraph" style:parent-style-name="Referenz">
      <style:text-properties style:font-name="Times New Roman" fo:font-size="8pt" fo:language="de" fo:country="DE" officeooo:rsid="00853519" officeooo:paragraph-rsid="00866110" fo:background-color="transparent" style:font-size-asian="10.5pt"/>
    </style:style>
    <style:style style:name="P79" style:family="paragraph" style:parent-style-name="Referenz">
      <style:text-properties style:font-name="Times New Roman" fo:font-size="8pt" fo:language="de" fo:country="DE" officeooo:rsid="00853519" officeooo:paragraph-rsid="00853519" fo:background-color="transparent" style:font-size-asian="10.5pt"/>
    </style:style>
    <style:style style:name="P80" style:family="paragraph" style:parent-style-name="Referenz">
      <style:text-properties style:font-name="Times New Roman" fo:font-size="8pt" fo:language="de" fo:country="DE" officeooo:paragraph-rsid="00853519" fo:background-color="transparent" style:font-size-asian="10.5pt"/>
    </style:style>
    <style:style style:name="P81" style:family="paragraph" style:parent-style-name="Referenz">
      <style:text-properties style:font-name="Times New Roman" fo:font-size="8pt" officeooo:paragraph-rsid="00853519" fo:background-color="transparent" style:font-size-asian="10.5pt"/>
    </style:style>
    <style:style style:name="P82" style:family="paragraph" style:parent-style-name="Referenz">
      <style:text-properties officeooo:paragraph-rsid="00866110"/>
    </style:style>
    <style:style style:name="P83" style:family="paragraph" style:parent-style-name="Abstract">
      <style:text-properties officeooo:paragraph-rsid="00898119"/>
    </style:style>
    <style:style style:name="P84" style:family="paragraph" style:parent-style-name="Standard">
      <style:text-properties officeooo:rsid="001f54ab" officeooo:paragraph-rsid="008e658a"/>
    </style:style>
    <style:style style:name="P85" style:family="paragraph" style:parent-style-name="Absatz_20__28_folgende_29_">
      <style:text-properties officeooo:paragraph-rsid="0090dd18"/>
    </style:style>
    <style:style style:name="P86" style:family="paragraph" style:parent-style-name="Sektion">
      <style:text-properties officeooo:rsid="001f54ab" officeooo:paragraph-rsid="001f54ab"/>
    </style:style>
    <style:style style:name="P87" style:family="paragraph" style:parent-style-name="Title" style:master-page-name="Standard">
      <style:paragraph-properties style:page-number="auto"/>
    </style:style>
    <style:style style:name="P88" style:family="paragraph" style:parent-style-name="Absatz_20__28_erster_29_" style:list-style-name="L1">
      <style:text-properties officeooo:paragraph-rsid="001f54ab"/>
    </style:style>
    <style:style style:name="P89"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style:font-name="Times New Roman" fo:font-size="10pt" fo:language="de" fo:country="DE" officeooo:rsid="002d0074" style:font-size-asian="10.5pt"/>
    </style:style>
    <style:style style:name="T5" style:family="text">
      <style:text-properties style:font-name="Times New Roman" fo:font-size="10pt" fo:language="de" fo:country="DE" officeooo:rsid="002daf3a" style:font-size-asian="10.5pt"/>
    </style:style>
    <style:style style:name="T6" style:family="text">
      <style:text-properties style:font-name="Times New Roman" fo:font-size="10pt" fo:language="de" fo:country="DE" officeooo:rsid="00371882" style:font-size-asian="10.5pt"/>
    </style:style>
    <style:style style:name="T7" style:family="text">
      <style:text-properties style:font-name="Times New Roman" fo:font-size="10pt" fo:language="de" fo:country="DE" officeooo:rsid="00393adc" style:font-size-asian="10.5pt"/>
    </style:style>
    <style:style style:name="T8" style:family="text">
      <style:text-properties style:font-name="Times New Roman" fo:font-size="10pt" fo:language="de" fo:country="DE" officeooo:rsid="003fbc89" style:font-size-asian="10.5pt"/>
    </style:style>
    <style:style style:name="T9" style:family="text">
      <style:text-properties style:font-name="Times New Roman" fo:font-size="10pt" fo:language="de" fo:country="DE" officeooo:rsid="00405640" style:font-size-asian="10.5pt"/>
    </style:style>
    <style:style style:name="T10" style:family="text">
      <style:text-properties style:font-name="Times New Roman" fo:font-size="10pt" fo:language="de" fo:country="DE" officeooo:rsid="006dd0cb" style:font-size-asian="10.5pt"/>
    </style:style>
    <style:style style:name="T11" style:family="text">
      <style:text-properties style:font-name="Times New Roman" fo:font-size="10pt" fo:language="de" fo:country="DE" officeooo:rsid="008f84b5" style:font-size-asian="10.5pt"/>
    </style:style>
    <style:style style:name="T12" style:family="text">
      <style:text-properties style:font-name="Times New Roman" fo:font-size="10pt" fo:language="de" fo:country="DE" officeooo:rsid="001f54ab" fo:background-color="#ff0000" style:font-size-asian="10.5pt"/>
    </style:style>
    <style:style style:name="T13" style:family="text">
      <style:text-properties style:font-name="Times New Roman" fo:font-size="10pt" fo:language="de" fo:country="DE" officeooo:rsid="003fbc89" fo:background-color="#ff0000" style:font-size-asian="10.5pt"/>
    </style:style>
    <style:style style:name="T14" style:family="text">
      <style:text-properties style:font-name="Times New Roman" fo:font-size="10pt" fo:language="de" fo:country="DE" officeooo:rsid="0041883e" fo:background-color="#ff0000" style:font-size-asian="10.5pt"/>
    </style:style>
    <style:style style:name="T15" style:family="text">
      <style:text-properties style:font-name="Times New Roman" fo:font-size="10pt" fo:language="de" fo:country="DE" officeooo:rsid="00853519" fo:background-color="#ff0000" style:font-size-asian="10.5pt"/>
    </style:style>
    <style:style style:name="T16" style:family="text">
      <style:text-properties style:font-name="Times New Roman" fo:font-size="8pt" fo:language="de" fo:country="DE" officeooo:rsid="00853519" fo:background-color="transparent" style:font-size-asian="10.5pt"/>
    </style:style>
    <style:style style:name="T17" style:family="text">
      <style:text-properties officeooo:rsid="001f54ab"/>
    </style:style>
    <style:style style:name="T18" style:family="text">
      <style:text-properties style:use-window-font-color="true" style:font-name="Times-Roman" fo:font-size="10pt" officeooo:rsid="001f54ab" style:font-name-asian="Times-Roman" style:font-size-asian="10pt" style:font-name-complex="Times-Roman" style:font-size-complex="10pt"/>
    </style:style>
    <style:style style:name="T19"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20" style:family="text">
      <style:text-properties officeooo:rsid="0024817d"/>
    </style:style>
    <style:style style:name="T21" style:family="text">
      <style:text-properties officeooo:rsid="00251f4e"/>
    </style:style>
    <style:style style:name="T22" style:family="text">
      <style:text-properties fo:background-color="#ff0000"/>
    </style:style>
    <style:style style:name="T23" style:family="text">
      <style:text-properties officeooo:rsid="00251f4e" fo:background-color="#ff0000"/>
    </style:style>
    <style:style style:name="T24" style:family="text">
      <style:text-properties officeooo:rsid="001f54ab" fo:background-color="#ff0000"/>
    </style:style>
    <style:style style:name="T25" style:family="text">
      <style:text-properties officeooo:rsid="0041883e" fo:background-color="#ff0000"/>
    </style:style>
    <style:style style:name="T26" style:family="text">
      <style:text-properties officeooo:rsid="00853519" fo:background-color="#ff0000"/>
    </style:style>
    <style:style style:name="T27" style:family="text">
      <style:text-properties officeooo:rsid="0026d383"/>
    </style:style>
    <style:style style:name="T28" style:family="text">
      <style:text-properties officeooo:rsid="00298b1b"/>
    </style:style>
    <style:style style:name="T29" style:family="text">
      <style:text-properties fo:background-color="transparent"/>
    </style:style>
    <style:style style:name="T30" style:family="text">
      <style:text-properties officeooo:rsid="00298b1b" fo:background-color="transparent"/>
    </style:style>
    <style:style style:name="T31" style:family="text">
      <style:text-properties officeooo:rsid="00522c55" fo:background-color="transparent"/>
    </style:style>
    <style:style style:name="T32" style:family="text">
      <style:text-properties officeooo:rsid="008d7a4f" fo:background-color="transparent"/>
    </style:style>
    <style:style style:name="T33" style:family="text">
      <style:text-properties officeooo:rsid="00251f4e" fo:background-color="transparent"/>
    </style:style>
    <style:style style:name="T34" style:family="text">
      <style:text-properties officeooo:rsid="008f84b5" fo:background-color="transparent"/>
    </style:style>
    <style:style style:name="T35" style:family="text">
      <style:text-properties officeooo:rsid="002daf3a"/>
    </style:style>
    <style:style style:name="T36" style:family="text">
      <style:text-properties officeooo:rsid="002e9608"/>
    </style:style>
    <style:style style:name="T37" style:family="text">
      <style:text-properties officeooo:rsid="0030bcf2"/>
    </style:style>
    <style:style style:name="T38" style:family="text">
      <style:text-properties officeooo:rsid="0031364f"/>
    </style:style>
    <style:style style:name="T39" style:family="text">
      <style:text-properties officeooo:rsid="00339670"/>
    </style:style>
    <style:style style:name="T40" style:family="text">
      <style:text-properties officeooo:rsid="0034764e" fo:background-color="#ff3333"/>
    </style:style>
    <style:style style:name="T41" style:family="text">
      <style:text-properties officeooo:rsid="00853519" fo:background-color="#ff3333"/>
    </style:style>
    <style:style style:name="T42" style:family="text">
      <style:text-properties officeooo:rsid="00356d27"/>
    </style:style>
    <style:style style:name="T43" style:family="text">
      <style:text-properties officeooo:rsid="00371882"/>
    </style:style>
    <style:style style:name="T44"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5"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6"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7"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8" style:family="text">
      <style:text-properties officeooo:rsid="00379ee4"/>
    </style:style>
    <style:style style:name="T49" style:family="text">
      <style:text-properties officeooo:rsid="003aa2f4"/>
    </style:style>
    <style:style style:name="T50" style:family="text">
      <style:text-properties officeooo:rsid="003dc4ee"/>
    </style:style>
    <style:style style:name="T51" style:family="text">
      <style:text-properties officeooo:rsid="003e3ebf"/>
    </style:style>
    <style:style style:name="T52" style:family="text">
      <style:text-properties fo:color="#000000"/>
    </style:style>
    <style:style style:name="T53" style:family="text">
      <style:text-properties officeooo:rsid="00405640"/>
    </style:style>
    <style:style style:name="T54" style:family="text">
      <style:text-properties officeooo:rsid="0041883e"/>
    </style:style>
    <style:style style:name="T55" style:family="text">
      <style:text-properties officeooo:rsid="004229af"/>
    </style:style>
    <style:style style:name="T56" style:family="text">
      <style:text-properties fo:color="#0000ff"/>
    </style:style>
    <style:style style:name="T57" style:family="text">
      <style:text-properties fo:color="#2b91af"/>
    </style:style>
    <style:style style:name="T58" style:family="text">
      <style:text-properties fo:color="#a31515"/>
    </style:style>
    <style:style style:name="T59" style:family="text">
      <style:text-properties officeooo:rsid="0045c5d0"/>
    </style:style>
    <style:style style:name="T60" style:family="text">
      <style:text-properties officeooo:rsid="00480408"/>
    </style:style>
    <style:style style:name="T61" style:family="text">
      <style:text-properties officeooo:rsid="0048fa4d"/>
    </style:style>
    <style:style style:name="T62" style:family="text">
      <style:text-properties officeooo:rsid="004ade50"/>
    </style:style>
    <style:style style:name="T63" style:family="text">
      <style:text-properties officeooo:rsid="004db0ac"/>
    </style:style>
    <style:style style:name="T64" style:family="text">
      <style:text-properties officeooo:rsid="004fad0a"/>
    </style:style>
    <style:style style:name="T65" style:family="text">
      <style:text-properties fo:font-style="italic" style:font-style-asian="italic" style:font-style-complex="italic"/>
    </style:style>
    <style:style style:name="T66" style:family="text">
      <style:text-properties fo:font-style="italic" officeooo:rsid="001f54ab" style:font-style-asian="italic" style:font-style-complex="italic"/>
    </style:style>
    <style:style style:name="T67" style:family="text">
      <style:text-properties fo:font-style="italic" officeooo:rsid="00689757" style:font-style-asian="italic" style:font-style-complex="italic"/>
    </style:style>
    <style:style style:name="T68" style:family="text">
      <style:text-properties officeooo:rsid="00507ca3"/>
    </style:style>
    <style:style style:name="T69" style:family="text">
      <style:text-properties officeooo:rsid="00522c55"/>
    </style:style>
    <style:style style:name="T70" style:family="text">
      <style:text-properties officeooo:rsid="00538a3e"/>
    </style:style>
    <style:style style:name="T71" style:family="text">
      <style:text-properties officeooo:rsid="0054f848"/>
    </style:style>
    <style:style style:name="T72" style:family="text">
      <style:text-properties officeooo:rsid="00559db9"/>
    </style:style>
    <style:style style:name="T73" style:family="text">
      <style:text-properties officeooo:rsid="00578987"/>
    </style:style>
    <style:style style:name="T74" style:family="text">
      <style:text-properties officeooo:rsid="005839ce"/>
    </style:style>
    <style:style style:name="T75" style:family="text">
      <style:text-properties officeooo:rsid="005caa62"/>
    </style:style>
    <style:style style:name="T76" style:family="text">
      <style:text-properties officeooo:rsid="00643251"/>
    </style:style>
    <style:style style:name="T77" style:family="text">
      <style:text-properties officeooo:rsid="0067953a"/>
    </style:style>
    <style:style style:name="T78" style:family="text">
      <style:text-properties officeooo:rsid="00689757"/>
    </style:style>
    <style:style style:name="T79" style:family="text">
      <style:text-properties officeooo:rsid="0069a9d5"/>
    </style:style>
    <style:style style:name="T80" style:family="text">
      <style:text-properties officeooo:rsid="006b8ab1"/>
    </style:style>
    <style:style style:name="T81" style:family="text">
      <style:text-properties officeooo:rsid="0072e8f1"/>
    </style:style>
    <style:style style:name="T82" style:family="text">
      <style:text-properties officeooo:rsid="0074ac4b"/>
    </style:style>
    <style:style style:name="T83" style:family="text">
      <style:text-properties officeooo:rsid="0074f9bc"/>
    </style:style>
    <style:style style:name="T84" style:family="text">
      <style:text-properties officeooo:rsid="00765e3d"/>
    </style:style>
    <style:style style:name="T85" style:family="text">
      <style:text-properties officeooo:rsid="0078f7ce"/>
    </style:style>
    <style:style style:name="T86" style:family="text">
      <style:text-properties officeooo:rsid="00815fed"/>
    </style:style>
    <style:style style:name="T87" style:family="text">
      <style:text-properties officeooo:rsid="00853519"/>
    </style:style>
    <style:style style:name="T88" style:family="text">
      <style:text-properties fo:language="de" fo:country="DE" officeooo:rsid="00853519"/>
    </style:style>
    <style:style style:name="T89" style:family="text">
      <style:text-properties officeooo:rsid="00898119"/>
    </style:style>
    <style:style style:name="T90" style:family="text">
      <style:text-properties officeooo:rsid="008b1bff"/>
    </style:style>
    <style:style style:name="T91" style:family="text">
      <style:text-properties officeooo:rsid="008cfd9a"/>
    </style:style>
    <style:style style:name="T92" style:family="text">
      <style:text-properties officeooo:rsid="008d7a4f"/>
    </style:style>
    <style:style style:name="T93" style:family="text">
      <style:text-properties officeooo:rsid="008e658a"/>
    </style:style>
    <style:style style:name="T94" style:family="text">
      <style:text-properties officeooo:rsid="008f84b5"/>
    </style:style>
    <style:style style:name="T95" style:family="text">
      <style:text-properties officeooo:rsid="0090dd18"/>
    </style:style>
    <style:style style:name="T96"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7"><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83"><text:span text:style-name="T1">Was passiert wenn man der C# 'dynamic' Schlüsselwort verwendet? Manche sagen dass die Hölle ausbrechen wird und anderen dass Gott ein Kätzchen jedes mal töten wird... und wir sprechen von echt süße Kätzchen. Seitdem es in der .NET 4.0 in 2010 eingeführt würde </text:span><text:span text:style-name="T2">habe ich mich bemüht kein 'dynamics' zu verwenden um die Kätzchen zu retten... bis letztes Jahr. Wenn Kätzchen dann wirklich im Gefahr sind werde ich bald Ärger mit Tierrechtsorganisationen bekommen.</text:span></text:p>
      <text:p text:style-name="P75">Dynamics?</text:p>
      <text:p text:style-name="P9"><text:span text:style-name="T89">Rudern wir kurz zurück für Diejenige die es verpasst haben. </text:span>C# <text:span text:style-name="T89">sollte eine Statisch-Typisiert Sprache</text:span>, <text:span text:style-name="T89">was ist denn dieses '</text:span>dynamic<text:span text:style-name="T89">' wovon ich spreche?</text:span></text:p>
      <text:p text:style-name="P69"/>
      <text:p text:style-name="P72">C# is<text:span text:style-name="T89">t eine Statisch-Typisiert Sprache. Die Sprache drückt T</text:span>yp<text:span text:style-name="T89">-Beschränkungen aus die verifiziert und validiert am Kompilierzeit werden können. Folgendes Kode kompiliert zum Beispiel nicht</text:span>:</text:p>
      <text:p text:style-name="P69"/>
      <text:p text:style-name="P66"><text:bookmark-start text:name="__DdeLink__2404_878233307"/>string lang<text:span text:style-name="T89">uage</text:span> = "C#";</text:p>
      <text:p text:style-name="P66">lang<text:span text:style-name="T89">uage</text:span>++;<text:bookmark-end text:name="__DdeLink__2404_878233307"/></text:p>
      <text:p text:style-name="P69"/>
      <text:p text:style-name="P67"><text:span text:style-name="T89">Es ist klar, der Compiler </text:span><text:span text:style-name="T90">merkt dass das </text:span><text:span text:style-name="T17">"++" </text:span><text:span text:style-name="T90">O</text:span><text:span text:style-name="T17">perator </text:span><text:span text:style-name="T90">nicht auf 'string' </text:span><text:span text:style-name="T91">Operand</text:span><text:span text:style-name="T90"> appliziert werden kann und wirft ein Fehler zurück</text:span><text:span text:style-name="T17">. </text:span><text:span text:style-name="T90">Ebenso</text:span><text:span text:style-name="T17">, </text:span><text:span text:style-name="T90">sofern kein '</text:span><text:span text:style-name="T49">ToUppper</text:span><text:span text:style-name="T90">' Methode definiert wird, kompiliert</text:span><text:span text:style-name="T17"> </text:span><text:span text:style-name="T90">Folgendes nicht besser</text:span><text:span text:style-name="T17">:</text:span></text:p>
      <text:p text:style-name="P69"/>
      <text:p text:style-name="P65"><text:bookmark-start text:name="__DdeLink__2406_878233307"/><text:span text:style-name="T17">int </text:span><text:span text:style-name="T90">t</text:span><text:span text:style-name="T39">he</text:span><text:span text:style-name="T17">Answer = 42;</text:span></text:p>
      <text:p text:style-name="P65"><text:span text:style-name="T90">t</text:span><text:span text:style-name="T39">he</text:span><text:span text:style-name="T17">Answer.ToUpper();</text:span><text:bookmark-end text:name="__DdeLink__2406_878233307"/></text:p>
      <text:p text:style-name="P69"/>
      <text:p text:style-name="P68"><text:span text:style-name="T91">Der Compiler kann da keine Methode-Definition für </text:span><text:span text:style-name="T17">'ToUpper' </text:span><text:span text:style-name="T91">der ein Argument von Ty</text:span><text:span text:style-name="T17">p 'int' </text:span><text:span text:style-name="T91">braucht</text:span><text:span text:style-name="T17">. </text:span></text:p>
      <text:p text:style-name="P70"><text:soft-page-break/></text:p>
      <text:p text:style-name="P68"><text:span text:style-name="T91">Was passiert wenn wir den </text:span><text:span text:style-name="T17">'string' </text:span><text:span text:style-name="T91">u</text:span><text:span text:style-name="T17">nd 'int' </text:span><text:span text:style-name="T91">T</text:span><text:span text:style-name="T17">ype</text:span><text:span text:style-name="T91">n</text:span><text:span text:style-name="T17"> </text:span><text:span text:style-name="T91">mit 'dynamic' tauschen</text:span><text:span text:style-name="T17">. </text:span><text:span text:style-name="T91">Ihr solltet da der Compiler sofort lächeln sehen ohne irgendeine Fehler zu melden</text:span><text:span text:style-name="T17">.</text:span></text:p>
      <text:p text:style-name="P71"/>
      <text:p text:style-name="P71"><text:span text:style-name="T91">In D</text:span>ynami<text:span text:style-name="T91">sch-Typisierte Sprachen, wird der Typ-Sicherheit am Laufzeit festgestellt</text:span>. <text:span text:style-name="T91">Daher Compilieren die Beispiele hier oben, krachen aber trotzdem wunderbar</text:span>...</text:p>
      <text:p text:style-name="P76"><text:span text:style-name="T92">Warum hat C# ein </text:span>"dynamic"<text:span text:style-name="T92"> Schlüsselwort denn überhaupt?</text:span></text:p>
      <text:p text:style-name="P6"><text:span text:style-name="T92">Nehmen wir ein einfaches Beispiel dass </text:span><text:span text:style-name="T39">Scott Hanselman </text:span><text:span text:style-name="T92">auf sein Blog</text:span><text:span text:style-name="T39"> </text:span><text:span text:style-name="T22">[</text:span><text:span text:style-name="T26">1</text:span><text:span text:style-name="T22">]</text:span><text:span text:style-name="T29"> </text:span><text:span text:style-name="T32">beschrieben hat</text:span><text:span text:style-name="T20">:</text:span></text:p>
      <text:p text:style-name="P69"/>
      <text:p text:style-name="P1"><text:bookmark-start text:name="__DdeLink__2408_878233307"/>Calculator calc = <text:span text:style-name="T92">new Calculator</text:span>();</text:p>
      <text:p text:style-name="P1">int sum = calc.Add(10, 20);<text:bookmark-end text:name="__DdeLink__2408_878233307"/></text:p>
      <text:p text:style-name="P10"/>
      <text:p text:style-name="P41"><text:span text:style-name="T93">Da instanzen wir einfach ein C</text:span><text:span text:style-name="T39">alculator </text:span><text:span text:style-name="T93">Objekt und rufen eine '</text:span><text:span text:style-name="T39">Add</text:span><text:span text:style-name="T93">'</text:span><text:span text:style-name="T39"> </text:span><text:span text:style-name="T93">M</text:span><text:span text:style-name="T50">ethod</text:span><text:span text:style-name="T93">e</text:span><text:span text:style-name="T39">. </text:span><text:span text:style-name="T93">Was würde denn passieren wenn wir </text:span><text:span text:style-name="T17">'object' </text:span><text:span text:style-name="T93">statt 'Calculator' als Variablen-Typ verwenden würden</text:span><text:span text:style-name="T17">?</text:span></text:p>
      <text:p text:style-name="P44"/>
      <text:p text:style-name="P63"><text:span text:style-name="T93">Dann weiß der C</text:span><text:span text:style-name="T17">ompiler </text:span><text:span text:style-name="T93">nicht dass eine '</text:span><text:span text:style-name="T17">Add</text:span><text:span text:style-name="T93">' Methode gibt und ein Fehler ist angezeigt</text:span><text:span text:style-name="T17">. </text:span><text:span text:style-name="T93">Daher, wenn wir mehrere Objekte haben die eine Add Methode besizten, definieren wir in der Regeln eine Schnittstelle die diese gemeinsame Fähigkeiten zusammenfasst.</text:span></text:p>
      <text:p text:style-name="P84"/>
      <text:p text:style-name="P63"><text:span text:style-name="T93">Wir können aber ohne Schnittstelle trotsdem klar kommen. Mit hilfe von R</text:span><text:span text:style-name="T17">eflection </text:span><text:span text:style-name="T93">können wir an der 'Add' Member am Laufzeit zugreiffen. Es funktionniert, aber der Syntax ist etwas... weniger schön</text:span><text:span text:style-name="T39">:</text:span></text:p>
      <text:p text:style-name="P10"/>
      <text:p text:style-name="P2"><text:bookmark-start text:name="__DdeLink__2410_878233307"/>object calc = <text:span text:style-name="T92">new Calculator</text:span>();</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10"/>
      <text:p text:style-name="P41"><text:span text:style-name="T93">Der</text:span><text:span text:style-name="T17"> „Add“ </text:span><text:span text:style-name="T51">Method i</text:span><text:span text:style-name="T17">s</text:span><text:span text:style-name="T93">t</text:span><text:span text:style-name="T17"> </text:span><text:span text:style-name="T93">aber da. Schön wäre wenn wir diese Compile checks einfach überspringen könnten, dann würde der Programm am Laufzeit korrekt reagieren.</text:span><text:span text:style-name="T17"> </text:span><text:span text:style-name="T93">Das genau erlaubt uns der 'dynamic' Schlüsselwort</text:span><text:span text:style-name="T17">:</text:span></text:p>
      <text:p text:style-name="P10"/>
      <text:p text:style-name="P2">dynamic calc = <text:span text:style-name="T92">new Calculator</text:span>();</text:p>
      <text:p text:style-name="P1">int sum = calc.Add(10, 20);</text:p>
      <text:p text:style-name="P10"><text:soft-page-break/></text:p>
      <text:p text:style-name="P50"><text:span text:style-name="T94">Der Compiler erlaubt alles was nach ein '</text:span>dynamic<text:span text:style-name="T94">' Schlüsselwort solange es sich an der </text:span>C# <text:span text:style-name="T94">S</text:span>yntax <text:span text:style-name="T94">hält</text:span><text:span text:style-name="T51">.</text:span></text:p>
      <text:p text:style-name="P60"/>
      <text:p text:style-name="P64"><text:span text:style-name="T94">Diese Idee, ein Objekt Typ via dessen Methode &amp; Attributen zu definieren anstatt via dessen Class trägt der Name 'Duck-Typing' und würde erst bei </text:span><text:span text:style-name="T8">James Whitcomb Riley </text:span><text:span text:style-name="T11">breschrieben: </text:span><text:span text:style-name="T8">„</text:span><text:span text:style-name="T45">Wenn ich einen Vogel sehe, der wie eine Ente läuft, wie eine Ente schwimmt und wie eine Ente schnattert, dann nenne ich diesen Vogel eine Ente.</text:span><text:span text:style-name="T8">“ </text:span><text:span text:style-name="T13">[</text:span><text:span text:style-name="T15">2</text:span><text:span text:style-name="T13">]</text:span><text:span text:style-name="T8">. </text:span><text:span text:style-name="T9">Duck</text:span><text:span text:style-name="T11">-</text:span><text:span text:style-name="T9">Typing is</text:span><text:span text:style-name="T11">t ein Kern Konzept alle </text:span><text:span text:style-name="T9">Dynamic</text:span><text:span text:style-name="T11">he</text:span><text:span text:style-name="T9">-</text:span><text:span text:style-name="T11">Sprachen. Damit steigt dramatisch der Sprach-F</text:span><text:span text:style-name="T9">lexibil</text:span><text:span text:style-name="T11">ität, aber sinkt der Fehlerrobustheit</text:span><text:span text:style-name="T9"> </text:span><text:span text:style-name="T11">der Sprache</text:span><text:span text:style-name="T9">.</text:span></text:p>
      <text:p text:style-name="P49"/>
      <text:p text:style-name="P51"><text:span text:style-name="T94">Zusätzlich zum Verlusst der Compile-Time Verifizierung, dynamische Sprachen können nur schwer Methoden &amp; Properties ableiten. Daher können sie kein so mächtige Tools wie </text:span><text:span text:style-name="T17">IntelliSense</text:span><text:span text:style-name="T21"> </text:span><text:span text:style-name="T23">[</text:span><text:span text:style-name="T26">3</text:span><text:span text:style-name="T23">]</text:span><text:span text:style-name="T33"> </text:span><text:span text:style-name="T34">anbieten</text:span><text:span text:style-name="T53">.</text:span><text:span text:style-name="T94"> C# ist da kein Ausnahme, sobald wir 'dynamic' verwenden ist wird IntelliSence stumm.</text:span></text:p>
      <text:p text:style-name="P77">.<text:span text:style-name="T95">NET </text:span>Dynamic<text:span text:style-name="T95">he Sprache</text:span></text:p>
      <text:p text:style-name="P85"><text:span text:style-name="T95">Der eine Szenario in welche dieses dynamisches-verfahren wirklich Sinn macht besteht in Interoperabilität mit Dynamisch-typisierte Sprachen wir Python und Ruby, oder eher dessen .NET Varianten IronPython </text:span><text:span text:style-name="T25">[</text:span><text:span text:style-name="T26">4</text:span><text:span text:style-name="T25">]</text:span><text:span text:style-name="T95"> und IronRuby </text:span><text:span text:style-name="T14">[</text:span><text:span text:style-name="T15">5</text:span><text:span text:style-name="T14">]</text:span><text:span text:style-name="T95">.</text:span><text:span text:style-name="T54"> </text:span><text:span text:style-name="T95">In diese Fälle erlaubt der '</text:span><text:span text:style-name="T54">dynamic</text:span><text:span text:style-name="T95">' Schlüsselwort</text:span><text:span text:style-name="T54"> </text:span><text:span text:style-name="T95">Python oder Ruby S</text:span><text:span text:style-name="T54">cript</text:span><text:span text:style-name="T95">e</text:span><text:span text:style-name="T54"> </text:span><text:span text:style-name="T95">der CLR und der .NET Plateform zu zugreiffen</text:span><text:span text:style-name="T54">.</text:span></text:p>
      <text:p text:style-name="P61"/>
      <text:p text:style-name="P56"><text:span text:style-name="T95">Hier ist ein Beispiel dieses Verfahren inspiriert aus der CodeProject</text:span><text:span text:style-name="T59"> </text:span><text:span text:style-name="T14">[</text:span><text:span text:style-name="T15">6</text:span><text:span text:style-name="T14">]</text:span><text:span text:style-name="T59">. </text:span><text:span text:style-name="T95">Hier ist der </text:span><text:span text:style-name="T55">Python </text:span><text:span text:style-name="T95">S</text:span><text:span text:style-name="T55">cript </text:span><text:span text:style-name="T95">dass wir gerne verwenden würden</text:span><text:span text:style-name="T55">:</text:span></text:p>
      <text:p text:style-name="P62"/>
      <text:p text:style-name="P55">def add(a, b):</text:p>
      <text:p text:style-name="P54"><text:s text:c="4"/>"add(a, b) -&gt; returns a + b"</text:p>
      <text:p text:style-name="P54"><text:s text:c="4"/>return a + b</text:p>
      <text:p text:style-name="P62"/>
      <text:p text:style-name="P56"><text:span text:style-name="T95">In C# brauchen wir nur ein Python Runtime bauen, der Script in ein 'dynamic' Objekt laden und schon können wir diese 'add' Methode aufrufen</text:span><text:span text:style-name="T55">:</text:span></text:p>
      <text:p text:style-name="P62"/>
      <text:p text:style-name="P53"><text:span text:style-name="T56">var</text:span><text:span text:style-name="T52"> pythonRuntime = </text:span><text:span text:style-name="T57">Python</text:span><text:span text:style-name="T52">.CreateRuntime();</text:span></text:p>
      <text:p text:style-name="P52"><text:span text:style-name="T56">dynamic</text:span><text:span text:style-name="T52"> pythonScript = <text:tab/>pythonRuntime.UseFile(</text:span><text:span text:style-name="T58">"script.py"</text:span><text:span text:style-name="T52">);</text:span></text:p>
      <text:p text:style-name="P53"><text:span text:style-name="T56">var </text:span><text:span text:style-name="T52">result = pythonScript.add(100, 200)));</text:span></text:p>
      <text:p text:style-name="P62"/>
      <text:p text:style-name="P77"><text:soft-page-break/><text:span text:style-name="T95">Ja, und</text:span>?</text:p>
      <text:p text:style-name="Standard"><text:span text:style-name="T95">Das alles ist weder neu noch wirklich spannend. Iron-Interoperabilität machen im ernst wenige Projekte, also wo will ich denn hin?</text:span></text:p>
      <text:p text:style-name="Standard"><text:span text:style-name="T95"/></text:p>
      <text:p text:style-name="P74"><text:span text:style-name="T95">Benutzer der </text:span><text:span text:style-name="T17">ASP.NET MVC </text:span><text:span text:style-name="T60">Framework</text:span><text:span text:style-name="T17"> </text:span><text:span text:style-name="T40">[</text:span><text:span text:style-name="T41">7</text:span><text:span text:style-name="T40">]</text:span><text:span text:style-name="T17"> </text:span><text:span text:style-name="T95">haben schon mal ein dynamisches Objekt verwendet: <text:s/>der </text:span><text:span text:style-name="T17">'ViewBag'. </text:span><text:span text:style-name="T95">In die letzte Jahre habe ich mehrere Projekte entdeckt wie</text:span><text:span text:style-name="T17"> </text:span><text:span text:style-name="T21">NancyFx </text:span><text:span text:style-name="T23">[</text:span><text:span text:style-name="T26">8</text:span><text:span text:style-name="T23">]</text:span><text:span text:style-name="T21">, </text:span><text:span text:style-name="T17">Simple.Data</text:span><text:span text:style-name="T21"> </text:span><text:span text:style-name="T23">[</text:span><text:span text:style-name="T26">9</text:span><text:span text:style-name="T23">]</text:span><text:span text:style-name="T17"> o</text:span><text:span text:style-name="T95">der</text:span><text:span text:style-name="T17"> Oak</text:span><text:span text:style-name="T21"> </text:span><text:span text:style-name="T23">[</text:span><text:span text:style-name="T26">10</text:span><text:span text:style-name="T23">]</text:span><text:span text:style-name="T17"> </text:span><text:span text:style-name="T95">die diese dynamische konstrukte verwenden </text:span><text:span text:style-name="T17">(</text:span><text:span text:style-name="T95">ärme Kätzchen</text:span><text:span text:style-name="T17">). </text:span><text:span text:style-name="T95">Es schaut also so aus als ob es ein paar Szenarien gäbe in welche diese Dreckige-Dynamics schon interessant wären.</text:span></text:p>
      <text:p text:style-name="P37">Discoverability</text:p>
      <text:p text:style-name="P15"><text:span text:style-name="T76">Before we </text:span><text:span text:style-name="T17">digg deeper in those usages and structures, </text:span><text:span text:style-name="T76">let's talk API</text:span><text:span text:style-name="T17">.</text:span></text:p>
      <text:p text:style-name="P26"/>
      <text:p text:style-name="P31"><text:span text:style-name="T17">One </text:span><text:span text:style-name="T37">major drawback that one can oppose to the dynamics is the lack of discoverability. </text:span><text:span text:style-name="T76">Since I cannot use IntelliSense to know what I could use on the objects I get passed, I have to know beforehand what I can do.</text:span></text:p>
      <text:p text:style-name="P27"/>
      <text:p text:style-name="P27">Designing an API is all about making clear to the user what he/she can use and what the API provides. Using Interfaces and well defined methods is one of the best practices there and the nature of the dynamic world renders that plain impossible.</text:p>
      <text:p text:style-name="P27"/>
      <text:p text:style-name="P30"><text:span text:style-name="T38">Telling the user what is available is then a challenge. The frameworks using dynamics either have to rely on a cristal clear API or be able to cope with anything. </text:span><text:span text:style-name="T77">Keep that in mind in the following examples.</text:span></text:p>
      <text:p text:style-name="P75">DynamicObject</text:p>
      <text:p text:style-name="Absatz_20__28_folgende_29_"><text:span text:style-name="T17">The System.Dynamic.DynamicObject is the base class for all </text:span><text:span text:style-name="T43">the dynamic objects</text:span><text:span text:style-name="T17">. As described previously, a DynamicObject exposes members at run time instead of at compile time. Among others, it has three important functions that you can override:</text:span></text:p>
      <text:p text:style-name="P73"/>
      <text:list xml:id="list5571860599425726833" text:style-name="L1">
        <text:list-item>
          <text:p text:style-name="P88"><text:span text:style-name="T18">TrySetMe</text:span><text:span text:style-name="T19">mber</text:span></text:p>
        </text:list-item>
        <text:list-item>
          <text:p text:style-name="P89">TryGetMember is called when a member of a dynamic class is requested and no arguments are specified</text:p>
        </text:list-item>
        <text:list-item>
          <text:p text:style-name="P89">TryInvokeMember is called when a member of a dynamic class is requested with arguments</text:p>
        </text:list-item>
      </text:list>
      <text:p text:style-name="P14"/>
      <text:p text:style-name="P18">Combining those functions in a smart way is the key.</text:p>
      <text:p text:style-name="P75"><text:soft-page-break/>ExpandoObject</text:p>
      <text:p text:style-name="P9">The System.Dynamic.ExpandoObject represents an object whose members can be dynamically added and removed at run time.</text:p>
      <text:p text:style-name="P19"/>
      <text:p text:style-name="P20">Here's an example:</text:p>
      <text:p text:style-name="P10"/>
      <text:p text:style-name="P5"><text:bookmark-start text:name="__DdeLink__2453_878233307"/>dynamic myExpando = new ExpandoObject();</text:p>
      <text:p text:style-name="P5">myExpando.number = 10; //Add a property</text:p>
      <text:p text:style-name="P5">myExpando.Increment = (Action)(() =&gt; <text:tab/>{ myExpando.number++; }); //Add a function</text:p>
      <text:p text:style-name="P4"><text:span text:style-name="T17">Console.WriteLine(</text:span><text:span text:style-name="T27">myExpando</text:span><text:span text:style-name="T17">.number); //Prints 10</text:span></text:p>
      <text:p text:style-name="P5">sampleObject.Increment(); //Call the function</text:p>
      <text:p text:style-name="P4"><text:span text:style-name="T17">Console.WriteLine(</text:span><text:span text:style-name="T27">myExpando</text:span><text:span text:style-name="T17">.number); //Prints 11</text:span><text:bookmark-end text:name="__DdeLink__2453_878233307"/></text:p>
      <text:p text:style-name="P21"/>
      <text:p text:style-name="P28"><text:span text:style-name="T43">Instead of Number or Increment, I could have used any </text:span><text:span text:style-name="T64">word</text:span><text:span text:style-name="T43"> here. Thos</text:span><text:span text:style-name="T6">e properties and methods do not exist and are defined at runtime. </text:span><text:span text:style-name="T44">Internally Expando uses a custom dictionary implementation to hold the dynamic properties you might add to your expandable object. </text:span><text:span text:style-name="T46">The „keys“ would be the property names and those can then be accessed directly via </text:span><text:span text:style-name="T47">„object.&lt;key&gt;“</text:span><text:span text:style-name="T46"> syntax.</text:span></text:p>
      <text:p text:style-name="P17"/>
      <text:p text:style-name="P43">Note how I used 'dynamic' to declare „myExpando“. If I had used "ExpandoObject" or even "var", the object would then be statically typed <text:span text:style-name="T68">as an ExpandoObject</text:span> and 'myExpando.number' would not compile anymore!</text:p>
      <text:p text:style-name="P10"/>
      <text:p text:style-name="P42"><text:span text:style-name="T17">The ViewBag used in ASP.NET MVC is very similar in behavior to the ExpandoObject. As a matter of fact, </text:span><text:span text:style-name="T69">ExpandoObjects</text:span><text:span text:style-name="T28"> </text:span><text:span text:style-name="T69">are </text:span><text:span text:style-name="T28">property-bag</text:span><text:span text:style-name="T69">s</text:span><text:span text:style-name="T28"> </text:span><text:span text:style-name="T69">per definition for most of the developers</text:span><text:span text:style-name="T17">. </text:span></text:p>
      <text:p text:style-name="P45"/>
      <text:p text:style-name="P7"><text:span text:style-name="T17">Alexandra Rusina </text:span><text:span text:style-name="T28">explained in a blog post</text:span><text:span text:style-name="T17"> </text:span><text:span text:style-name="T24">[</text:span><text:span text:style-name="T26">11</text:span><text:span text:style-name="T24">] </text:span><text:span text:style-name="T30">how </text:span><text:span text:style-name="T31">ExpandoObjects</text:span><text:span text:style-name="T30"> can</text:span><text:span text:style-name="T17"> simplify access to XML </text:span><text:span text:style-name="T28">structures</text:span><text:span text:style-name="T17">. </text:span><text:span text:style-name="T48">Basically when you have complex hierarchical objects, </text:span><text:span text:style-name="T70">dealing with XML structures </text:span><text:span text:style-name="T48">start</text:span><text:span text:style-name="T70">s</text:span><text:span text:style-name="T48"> getting messy ; and the deeper the hierarchy, the uglier the code.</text:span><text:span text:style-name="T17"> </text:span><text:span text:style-name="T48">Via an imbrication of ExpandoObjects, one can re-create an XML</text:span><text:span text:style-name="T71">-</text:span><text:span text:style-name="T48">like</text:span><text:span text:style-name="T71">-</text:span><text:span text:style-name="T48">graph </text:span><text:span text:style-name="T72">in a more </text:span><text:span text:style-name="T48">compact </text:span><text:span text:style-name="T72">and</text:span><text:span text:style-name="T48"> easier to manipulate </text:span><text:span text:style-name="T72">manner while s</text:span><text:span text:style-name="T48">till </text:span><text:span text:style-name="T72">being able to </text:span><text:span text:style-name="T48">use LINQ</text:span><text:span text:style-name="T72">-</text:span><text:span text:style-name="T48">t</text:span><text:span text:style-name="T72">o-</text:span><text:span text:style-name="T48">Object mechanisms.</text:span></text:p>
      <text:p text:style-name="P45"/>
      <text:p text:style-name="P57"><text:span text:style-name="T48">E</text:span><text:span text:style-name="T17">ven more interesting are the facts that the ExpandoObject also implements the </text:span><text:span text:style-name="T66">INotifyPropertyChanged</text:span><text:span text:style-name="T17"> and can host events directly as properties. </text:span><text:span text:style-name="T48">This way, the object becomes observable and can be used in </text:span><text:span text:style-name="T73">interesting </text:span><text:span text:style-name="T48">Databinding scenarios ; </text:span><text:span text:style-name="T74">which </text:span><text:soft-page-break/><text:span text:style-name="T74">is more or less what NancyFx is doing (see the chapter on Nancy below)</text:span><text:span text:style-name="T48">.</text:span></text:p>
      <text:p text:style-name="P75">ElasticObject</text:p>
      <text:p text:style-name="P8"><text:span text:style-name="T3">The ElasticObject </text:span><text:span text:style-name="T12">[</text:span><text:span text:style-name="T15">12</text:span><text:span text:style-name="T12">]</text:span><text:span text:style-name="T3">, </text:span><text:span text:style-name="T4">i</text:span><text:span text:style-name="T3">s a</text:span><text:span text:style-name="T7">n </text:span><text:span text:style-name="T5">OpenSource </text:span><text:span text:style-name="T3">cousin of the ExpandoObject</text:span><text:span text:style-name="T5">.</text:span></text:p>
      <text:p text:style-name="P3"/>
      <text:p text:style-name="P35"><text:span text:style-name="T3">Wher</text:span><text:span text:style-name="T17">e the ExpandoObject supports only one level </text:span><text:span text:style-name="T35">of depth</text:span><text:span text:style-name="T17">, the ElasticObject supports the direct creation of hierarchical dynamic data structure and dynamic collections </text:span><text:span text:style-name="T86">and its </text:span><text:span text:style-name="T17">direct </text:span><text:span text:style-name="T36">conversion from and </text:span><text:span text:style-name="T17">to XML. </text:span><text:span text:style-name="T86">I must say it is a nice project, but I find the ElasticObject less useful than it seems.</text:span></text:p>
      <text:p text:style-name="P38"><text:span text:style-name="T75">N</text:span><text:span text:style-name="T17">ancyFx</text:span></text:p>
      <text:p text:style-name="P10">Nancy is a Micro-Webframework. Its goal is to provide a lightweight and low-ceremony way of serving web pages ; per opposition to ASP.NET MVC which tends to <text:span text:style-name="T78">follow an out of the box </text:span><text:span text:style-name="T67">„I'm the only thing you'll ever need since I </text:span><text:span text:style-name="T65">do everything and its contrary“</text:span> <text:span text:style-name="T78">philosophy</text:span>. Nancy is ready-to-go out of the box <text:span text:style-name="T78">with </text:span><text:span text:style-name="T78">the minimum viable feature-set </text:span>and <text:span text:style-name="T78">is to be </text:span>extended when needed.</text:p>
      <text:p text:style-name="P10"/>
      <text:p text:style-name="P43"><text:span text:style-name="T78">Nancy uses dynamics for databinding. </text:span>When you define a „route“, Nancy will capture parameters and serve them up using a<text:span text:style-name="T78">n ExpandoObject-like </text:span>object. For instance the route below will be activated for a HTTP-GET Request on the "/hello/bob" or "/hello/nancy" URIs. Nancy will then capture the "bob" and "nancy" parameters and pack them up in the dynamic dictionary represented by the variable "parameters".</text:p>
      <text:p text:style-name="P10"/>
      <text:p text:style-name="P5">Get["/hello/{name}"] = parameters =&gt; {</text:p>
      <text:p text:style-name="P5"><text:s text:c="4"/>return "Hello " + parameters.name;</text:p>
      <text:p text:style-name="P5">};</text:p>
      <text:p text:style-name="P10"/>
      <text:p text:style-name="P47">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text:p>
      <text:p text:style-name="P47"/>
      <text:p text:style-name="P58"><text:span text:style-name="T17">Furthermore, </text:span><text:span text:style-name="T79">having </text:span><text:span text:style-name="T17">the definition of the ".name" value and its usage beside one another </text:span><text:span text:style-name="T79">drastically reduces the </text:span><text:span text:style-name="T17">discoverability </text:span><text:span text:style-name="T79">issues</text:span><text:span text:style-name="T17">. </text:span></text:p>
      <text:p text:style-name="P48"/>
      <text:p text:style-name="P48"><text:soft-page-break/>Still, it is not easy to see what's in the „parameters“ variable ; you'd better know it once designing the application. For instance if a query string was also passed "/hello/nancy?option=default", it is not easy to know that this "option" is also available.</text:p>
      <text:p text:style-name="P10"/>
      <text:p text:style-name="Standard">Nancy<text:span text:style-name="T17"> also uses dynamics in the objects returned by the routes. </text:span><text:span text:style-name="T80">Nancy uses an adapter pattern to handle those objects and pass them on to a specialized module that will take care of them. Using dynamics lifts the weight on having to create interfaces that all the adapters will have to implement and thus keep the flexibility at its maximum... with all the drawbacks it also brings if things go wrong.</text:span></text:p>
      <text:p text:style-name="P36">Oak's Gemini</text:p>
      <text:p text:style-name="P11">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2"/>
      <text:p text:style-name="P22">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 <text:span text:style-name="T10">e.g. a way to know which properties are currently available on an object at runtime without directly using reflection.</text:span></text:p>
      <text:p text:style-name="P22"/>
      <text:p text:style-name="P40">dynamic gemini = new Gemini(new { FirstName = "Jane", LastName = "Doe" });</text:p>
      <text:p text:style-name="P40">gemini.MiddleInitial = "J";</text:p>
      <text:p text:style-name="P40"/>
      <text:p text:style-name="P40">gemini.RespondsTo("FirstName"); //this would return true</text:p>
      <text:p text:style-name="P40">gemini.RespondsTo("IDontExist"); //this would return false</text:p>
      <text:p text:style-name="P40"/>
      <text:p text:style-name="P40">gemini.SayHello = new DynamicFunction(() =&gt; "Hello");</text:p>
      <text:p text:style-name="P40">gemini.SayHello(); //calling method</text:p>
      <text:p text:style-name="P40"/>
      <text:p text:style-name="P40">IDictionary&lt;string, object&gt; members = gemini.Hash(); //Get the members of the object</text:p>
      <text:p text:style-name="P40"><text:soft-page-break/>IEnumerable&lt;string, object&gt; methods = gemini.Delegates(); //Get the Methods of the object</text:p>
      <text:p text:style-name="P10"/>
      <text:p text:style-name="P43">Again, it is for model-binding that Oak uses Gemini the most. For passing data in and out of his models from and toward the views. But also as a key component for accessing its databases, converting Json data and so on.</text:p>
      <text:p text:style-name="P36">Simple.Data</text:p>
      <text:p text:style-name="P12">Simple.Data takes another approach. Making an extensive use of the TryGetMember function, it allows the on-the-fly definition of Query-Like structures to manipulate Databases using a syntax much closer to human-language than any other query mean.</text:p>
      <text:p text:style-name="P12"/>
      <text:p text:style-name="P32">In the following example, „database“ is a dynamic object and the </text:p>
      <text:p text:style-name="P23"/>
      <text:p text:style-name="P29">database.Customers.FindAllByCustomerId(3);</text:p>
      <text:p text:style-name="P33"/>
      <text:p text:style-name="P33">//The produced query: SELECT * FROM Customers WHERE CustomerId = 3</text:p>
      <text:p text:style-name="P12"/>
      <text:p text:style-name="P12">The strength of Simple.Data is to combine objects, commands and data in a very readable way.</text:p>
      <text:p text:style-name="P12"/>
      <text:p text:style-name="P46">Most of Simple.Data's classes extend the DynamicObject and uses regexes to parse the called members in the „TryGetMember<text:span text:style-name="T81">()“</text:span> functions. </text:p>
      <text:p text:style-name="P46"/>
      <text:p text:style-name="P59"><text:span text:style-name="T81">The usage of dynamics allows the flexible concatenation of database related terms. </text:span><text:span text:style-name="T17">Providing a relatively small set of commands (Find, FindAllByXXX, OrderByXXX, Select, WithXXX, Where etc.) Simple.Data </text:span><text:span text:style-name="T81">keeps the discoverability issues to a minimum and manages to </text:span><text:span text:style-name="T17">provide an extremely rich O/RM API without the hurdle of a mapping configuration and SQL statements</text:span><text:span text:style-name="T81">.</text:span></text:p>
      <text:p text:style-name="P39">Fazit</text:p>
      <text:p text:style-name="P13"><text:span text:style-name="T82">We've </text:span><text:span text:style-name="T83">(briefly) </text:span><text:span text:style-name="T82">seen in this article </text:span><text:span text:style-name="T83">various constructs and usages of the dynamic keyword that are currently used in the wild. </text:span><text:span text:style-name="T85">From the DynamicDictionary to the ExpandoObject, ElasticObjects and GeminiObjects via their usages in XML manipulations, NancyFx, Oak and Simple.Data.</text:span></text:p>
      <text:p text:style-name="P34"/>
      <text:p text:style-name="P24"><text:soft-page-break/><text:span text:style-name="T83">Beside the mental gymnastic </text:span><text:span text:style-name="T84">that goes with it</text:span><text:span text:style-name="T83">, the most interesting part behind those concepts </text:span><text:span text:style-name="T84">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6"/>
      <text:p text:style-name="P25"><text:span text:style-name="T63">These </text:span><text:span text:style-name="T84">were </text:span><text:span text:style-name="T63">the examples I know </text:span><text:span text:style-name="T84">of</text:span><text:span text:style-name="T63">. If you happen to cross path with some other specimens in the wild, I'd be really happy to know about it. If not for my personal satisfaction, do it for the kittens!</text:span></text:p>
      <text:p text:style-name="Referenzen">Referenzen</text:p>
      <text:p text:style-name="P82"><text:span text:style-name="T16">[1] </text:span><text:a xlink:type="simple" xlink:href="http://www.hanselman.com/blog/C4AndTheDynamicKeywordWhirlwindTourAroundNET4AndVisualStudio2010Beta1.aspx"><text:span text:style-name="T16">http://www.hanselman.com/blog/C4AndTheDynamicKeywordWhirlwindTourAroundNET4AndVisualStudio2010Beta1.aspx</text:span></text:a></text:p>
      <text:p text:style-name="P78">[2] <text:a xlink:type="simple" xlink:href="http://de.wikipedia.org/wiki/Duck_Typing">http://de.wikipedia.org/wiki/Duck_Typing</text:a></text:p>
      <text:p text:style-name="P79">[3] <text:a xlink:type="simple" xlink:href="http://en.wikipedia.org/wiki/Intelli-sense">http://en.wikipedia.org/wiki/Intelli-sense</text:a></text:p>
      <text:p text:style-name="P79">[4] <text:a xlink:type="simple" xlink:href="http://ironpython.net/">http://ironpython.net/</text:a></text:p>
      <text:p text:style-name="P80"><text:span text:style-name="T87">[5] </text:span><text:a xlink:type="simple" xlink:href="http://www.ironruby.net/"><text:span text:style-name="T87">http://www.ironruby.net/</text:span></text:a></text:p>
      <text:p text:style-name="P80"><text:span text:style-name="T87">[6] </text:span><text:a xlink:type="simple" xlink:href="http://www.codeproject.com/Articles/121374/Step-by-step-guidance-of-calling-Iron-Python-Funct"><text:span text:style-name="T87">http://www.codeproject.com/Articles/121374/Step-by-step-guidance-of-calling-Iron-Python-Funct</text:span></text:a></text:p>
      <text:p text:style-name="P80"><text:span text:style-name="T87">[7] </text:span><text:a xlink:type="simple" xlink:href="http://www.asp.net/mvc"><text:span text:style-name="T87">http://www.asp.net/mvc</text:span></text:a></text:p>
      <text:p text:style-name="P80"><text:span text:style-name="T87">[8] </text:span><text:a xlink:type="simple" xlink:href="http://nancyfx.org/"><text:span text:style-name="T87">http://nancyfx.org/</text:span></text:a></text:p>
      <text:p text:style-name="P80"><text:span text:style-name="T87">[9] </text:span><text:a xlink:type="simple" xlink:href="https://github.com/markrendle/Simple.Data"><text:span text:style-name="T87">https://github.com/markrendle/Simple.Data</text:span></text:a></text:p>
      <text:p text:style-name="P80"><text:span text:style-name="T87">[10] </text:span><text:a xlink:type="simple" xlink:href="http://amirrajan.github.io/Oak/"><text:span text:style-name="T87">http://amirrajan.github.io/Oak/</text:span></text:a></text:p>
      <text:p text:style-name="P80"><text:span text:style-name="T87">[11] </text:span><text:a xlink:type="simple" xlink:href="http://blogs.msdn.com/b/csharpfaq/archive/2009/10/01/dynamic-in-c-4-0-introducing-the-expandoobject.aspx"><text:span text:style-name="T87">http://blogs.msdn.com/b/csharpfaq/archive/2009/10/01/dynamic-in-c-4-0-introducing-the-expandoobject.aspx</text:span></text:a></text:p>
      <text:p text:style-name="P81"><text:span text:style-name="T88">[12] </text:span><text:a xlink:type="simple" xlink:href="http://elasticobject.codeplex.com/"><text:span text:style-name="T88">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06</meta:editing-cycles>
    <meta:editing-duration>PT7H59M16S</meta:editing-duration>
    <dc:date>2013-07-08T13:41:33.96</dc:date>
    <dc:creator>Tim Bourguignon</dc:creator>
    <meta:document-statistic meta:table-count="0" meta:image-count="0" meta:object-count="0" meta:page-count="17" meta:paragraph-count="123" meta:word-count="2219" meta:character-count="14845" meta:non-whitespace-character-count="12727"/>
    <meta:user-defined meta:name="Info 1"/>
    <meta:user-defined meta:name="Info 2"/>
    <meta:user-defined meta:name="Info 3"/>
    <meta:user-defined meta:name="Info 4"/>
  </office:meta>
</office:document-meta>
</file>